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4cb7" officeooo:paragraph-rsid="00194cb7"/>
    </style:style>
    <style:style style:name="P2" style:family="paragraph" style:parent-style-name="Standard">
      <style:text-properties officeooo:rsid="0019ab6e" officeooo:paragraph-rsid="0019ab6e"/>
    </style:style>
    <style:style style:name="T1" style:family="text">
      <style:text-properties fo:color="#e11e46" style:font-name="Monospace" fo:font-size="10pt" style:font-size-asian="10pt"/>
    </style:style>
    <style:style style:name="T2" style:family="text">
      <style:text-properties fo:color="#e11e46" style:font-name="Monospace" fo:font-size="10pt" officeooo:rsid="0019ab6e" style:font-size-asian="10pt"/>
    </style:style>
    <style:style style:name="T3" style:family="text">
      <style:text-properties fo:color="#6fc5ee" style:font-name="Monospace" fo:font-size="10pt" style:text-underline-style="solid" style:text-underline-width="auto" style:text-underline-color="font-color" style:font-size-asian="10pt"/>
    </style:style>
    <style:style style:name="T4" style:family="text">
      <style:text-properties officeooo:rsid="0019ab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.1</text:p>
      <text:p text:style-name="P1"><text:tab/>Unterschiede zwischen UDP/TCP</text:p>
      <text:p text:style-name="P1"><text:tab/><text:tab/>UDP verschickt Paketweise</text:p>
      <text:p text:style-name="P1"><text:tab/><text:tab/>TCP</text:p>
      <text:p text:style-name="P1"/>
      <text:p text:style-name="P1"><text:tab/>Fehlermeldunge<text:span text:style-name="T4">n</text:span></text:p>
      <text:p text:style-name="P1"><text:tab/><text:tab/><text:span text:style-name="T4">TCP/TCP</text:span></text:p>
      <text:p text:style-name="P1"><text:tab/><text:tab/><text:tab/><text:span text:style-name="T3">java.net.BindException</text:span><text:span text:style-name="T1">: Address already in use (Bind failed)</text:span></text:p>
      <text:p text:style-name="P1"><text:tab/><text:tab/>TCP/UDP</text:p>
      <text:p text:style-name="P1"><text:tab/><text:tab/><text:tab/>Nichts =&gt; Unterschiedliche Ports</text:p>
      <text:p text:style-name="P1"><text:tab/><text:tab/>UDP/UDP</text:p>
      <text:p text:style-name="P1"><text:tab/><text:tab/><text:tab/><text:span text:style-name="T1"> </text:span><text:span text:style-name="T3">java.net.BindException</text:span><text:span text:style-name="T1">: Address already in use (Bind failed)</text:span></text:p>
      <text:p text:style-name="P1"><text:tab/><text:tab/>Client mit Namen eines Computers, den es nicht gibt</text:p>
      <text:p text:style-name="P1"><text:tab/><text:tab/><text:span text:style-name="T1"><text:tab/></text:span><text:span text:style-name="T3">java.net.UnknownHostException</text:span><text:span text:style-name="T1">: RandomName</text:span></text:p>
      <text:p text:style-name="P1"><text:tab/><text:tab/>Client mit offline Computer</text:p>
      <text:p text:style-name="P1"><text:span text:style-name="T1"><text:tab/><text:tab/><text:tab/></text:span><text:span text:style-name="T3">java.net.ConnectException</text:span><text:span text:style-name="T1">: Connection refused (Connection <text:tab/><text:tab/><text:tab/><text:tab/>refused)</text:span></text:p>
      <text:p text:style-name="P1"><text:tab/>Wie verändert sich UDP Fehlerrate mit Wartezeit zwischen Sendenversuchen</text:p>
      <text:p text:style-name="P1"><text:tab/><text:tab/>Sie verbessert sich</text:p>
      <text:p text:style-name="P1"/>
      <text:p text:style-name="P2"/>
      <text:p text:style-name="P1"><text:tab/><text:tab/></text:p>
      <text:p text:style-name="P1"><text:span text:style-name="T1"/></text:p>
      <text:p text:style-name="P1"><text:span text:style-name="T1"/></text:p>
      <text:p text:style-name="P1"><text:span text:style-name="T1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16:14:17.800802699</meta:creation-date>
    <dc:date>2019-06-15T16:23:09.266903338</dc:date>
    <meta:editing-duration>PT8M5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62" meta:character-count="566" meta:non-whitespace-character-count="479"/>
  </office:meta>
</office:document-meta>
</file>